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 souhaite créer une application qui permet de gérer des comptes Bancaire en ligne.</text:p>
      <text:p text:style-name="Standard"/>
      <text:list xml:id="list5106385379993462928" text:style-name="L1">
        <text:list-item>
          <text:p text:style-name="P1">Chaque compte bancaire est définit par un code, un solde et une date de création.</text:p>
        </text:list-item>
        <text:list-item>
          <text:p text:style-name="P1">Chaque compte bancaire appartient à un client.</text:p>
        </text:list-item>
        <text:list-item>
          <text:p text:style-name="P1">Chaque client est définit par un code, un nom et une date de naissance.</text:p>
        </text:list-item>
        <text:list-item>
          <text:p text:style-name="P1">Chaque client peut posséder un ou plusieurs comptes bancaires.</text:p>
        </text:list-item>
        <text:list-item>
          <text:p text:style-name="P1">Chaque compte bancaire subir plusieurs opérations. Il existe deux types d'opération: Versement et Retrait.</text:p>
        </text:list-item>
        <text:list-item>
          <text:p text:style-name="P1">Une opération est définit par un code, un type, un montant et une date.</text:p>
        </text:list-item>
        <text:list-item>
          <text:p text:style-name="P1">Chaque client possède un identifiant pour accèder à ses comptes bancaires.</text:p>
        </text:list-item>
        <text:list-item>
          <text:p text:style-name="P1">Chaque client doit avoir au moins un rôle.</text:p>
        </text:list-item>
      </text:list>
      <text:p text:style-name="Standard"/>
      <text:p text:style-name="Standard"/>
      <text:p text:style-name="Standard">L'application permet de :</text:p>
      <text:list xml:id="list39231270" text:continue-numbering="true" text:style-name="L1">
        <text:list-item>
          <text:p text:style-name="P1">Gérer les Clients :</text:p>
          <text:list>
            <text:list-item>
              <text:p text:style-name="P1">Ajouter un client</text:p>
            </text:list-item>
            <text:list-item>
              <text:p text:style-name="P1">Consulter les clients</text:p>
            </text:list-item>
          </text:list>
        </text:list-item>
        <text:list-item>
          <text:p text:style-name="P1">Gérer les Comptes:</text:p>
          <text:list>
            <text:list-item>
              <text:p text:style-name="P1">Ajouter un compte</text:p>
            </text:list-item>
            <text:list-item>
              <text:p text:style-name="P1">Consulter un compte</text:p>
            </text:list-item>
          </text:list>
        </text:list-item>
        <text:list-item>
          <text:p text:style-name="P1">Gérer les Opérations:</text:p>
          <text:list>
            <text:list-item>
              <text:p text:style-name="P1">Consulter les opérations d'un compte</text:p>
            </text:list-item>
            <text:list-item>
              <text:p text:style-name="P1">Effectuer un versement</text:p>
            </text:list-item>
            <text:list-item>
              <text:p text:style-name="P1">Effectuer un retrait d'un montant </text:p>
            </text:list-item>
            <text:list-item>
              <text:p text:style-name="P1">Effectuer un versement d'un compte à un autre</text:p>
            </text:list-item>
          </text:list>
        </text:list-item>
        <text:list-item>
          <text:p text:style-name="P1">Gérer les authentifications et les autorisations.</text:p>
        </text:list-item>
      </text:list>
      <text:p text:style-name="Standard"/>
      <text:p text:style-name="Standard">L'application permet de gérer deux rôles:</text:p>
      <text:list xml:id="list39248321" text:continue-numbering="true" text:style-name="L1">
        <text:list-item>
          <text:list>
            <text:list-item>
              <text:p text:style-name="P1">Administrateur : il peut gérer les clients, les comptes et les opérations</text:p>
            </text:list-item>
            <text:list-item>
              <text:p text:style-name="P1">Utilisateur : il peut Consulter un Compte et gérer les opérations.</text:p>
            </text:list-item>
          </text:list>
        </text:list-item>
      </text:list>
      <text:p text:style-name="Standard"/>
      <text:p text:style-name="Standard"/>
      <text:p text:style-name="Standard">Pour la construction de l'application j'ai utilisé les technologies suivantes:</text:p>
      <text:list xml:id="list39235169" text:continue-numbering="true" text:style-name="L1">
        <text:list-item>
          <text:p text:style-name="P1">Partie Back-End:</text:p>
          <text:list>
            <text:list-item>
              <text:p text:style-name="P1">Spring Boot</text:p>
            </text:list-item>
            <text:list-item>
              <text:p text:style-name="P1">Spring Data JPA</text:p>
            </text:list-item>
            <text:list-item>
              <text:p text:style-name="P1">Hibernate</text:p>
            </text:list-item>
            <text:list-item>
              <text:p text:style-name="P1">MySql</text:p>
            </text:list-item>
            <text:list-item>
              <text:p text:style-name="P1">Spring Sécurity</text:p>
            </text:list-item>
            <text:list-item>
              <text:p text:style-name="P1">JWS</text:p>
            </text:list-item>
          </text:list>
        </text:list-item>
        <text:list-item>
          <text:p text:style-name="P1">Partie Font-End:</text:p>
          <text:list>
            <text:list-item>
              <text:p text:style-name="P1">Angular 5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H13M50S</meta:editing-duration>
    <meta:editing-cycles>13</meta:editing-cycles>
    <meta:generator>OpenOffice/4.1.5$Win32 OpenOffice.org_project/415m1$Build-9789</meta:generator>
    <dc:date>2018-05-30T19:04:30.71</dc:date>
    <meta:document-statistic meta:table-count="0" meta:image-count="0" meta:object-count="0" meta:page-count="1" meta:paragraph-count="36" meta:word-count="245" meta:character-count="1369"/>
    <meta:user-defined meta:name="Info 1"/>
    <meta:user-defined meta:name="Info 2"/>
    <meta:user-defined meta:name="Info 3"/>
    <meta:user-defined meta:name="Info 4"/>
  </office:meta>
</office:document-meta>
</file>